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99cm"/>
          <style:tab-stop style:position="8.999cm"/>
        </style:tab-stops>
      </style:paragraph-properties>
      <style:text-properties style:font-name="Calibri1" fo:font-size="11pt" fo:font-style="normal" fo:font-weight="normal" officeooo:rsid="0006b159" officeooo:paragraph-rsid="0006b159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499cm"/>
          <style:tab-stop style:position="8.999cm"/>
        </style:tab-stops>
      </style:paragraph-properties>
      <style:text-properties style:font-name="Calibri1" fo:font-size="8pt" fo:font-style="normal" fo:font-weight="normal" officeooo:rsid="000bb96e" officeooo:paragraph-rsid="000bb96e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indent="0cm" style:auto-text-indent="false" fo:background-color="transparent" style:shadow="none" style:writing-mode="page">
        <style:tab-stops>
          <style:tab-stop style:position="0.499cm"/>
          <style:tab-stop style:position="8.999cm"/>
        </style:tab-stops>
      </style:paragraph-properties>
      <style:text-properties style:font-name="Calibri1" fo:font-size="11pt" fo:font-style="normal" fo:font-weight="normal" officeooo:rsid="0006b159" officeooo:paragraph-rsid="0006b159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 style:shadow="none">
        <style:tab-stops>
          <style:tab-stop style:position="0.499cm"/>
          <style:tab-stop style:position="8.999cm"/>
        </style:tab-stops>
      </style:paragraph-properties>
      <style:text-properties style:font-name="Calibri1" fo:font-size="11pt" fo:font-style="normal" fo:font-weight="normal" officeooo:rsid="0006b159" officeooo:paragraph-rsid="000b7219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officeooo:rsid="0003f317" officeooo:paragraph-rsid="0003f317"/>
    </style:style>
    <style:style style:name="P6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03f317" officeooo:paragraph-rsid="00155a58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03f317" officeooo:paragraph-rsid="001855c8" style:font-size-asian="9pt" style:font-style-asian="italic" style:font-weight-asian="bold" style:font-size-complex="9pt" style:font-style-complex="italic" style:font-weight-complex="bold"/>
    </style:style>
    <style:style style:name="P8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03f317" officeooo:paragraph-rsid="001f8ea3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03f317" officeooo:paragraph-rsid="0023d727" style:font-size-asian="9pt" style:font-style-asian="italic" style:font-weight-asian="bold" style:font-size-complex="9pt" style:font-style-complex="italic" style:font-weight-complex="bold"/>
    </style:style>
    <style:style style:name="P10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1d7aee" officeooo:paragraph-rsid="00251f2e" style:font-size-asian="9pt" style:font-style-asian="italic" style:font-weight-asian="bold" style:font-size-complex="9pt" style:font-style-complex="italic" style:font-weight-complex="bold"/>
    </style:style>
    <style:style style:name="P11" style:family="paragraph" style:parent-style-name="Standard">
      <style:paragraph-properties>
        <style:tab-stops>
          <style:tab-stop style:position="0.499cm"/>
          <style:tab-stop style:position="4.71cm"/>
          <style:tab-stop style:position="8.999cm"/>
          <style:tab-stop style:position="13.25cm"/>
        </style:tab-stops>
      </style:paragraph-properties>
      <style:text-properties style:font-name="Calibri1" fo:font-size="9pt" fo:font-style="italic" fo:font-weight="bold" officeooo:rsid="001d7aee" officeooo:paragraph-rsid="001e3549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Standard">
      <style:paragraph-properties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1" fo:font-weight="bold" officeooo:rsid="0003f317" officeooo:paragraph-rsid="00155a58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1e3549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1f8ea3" style:font-weight-asian="bold" style:font-weight-complex="bold"/>
    </style:style>
    <style:style style:name="P15" style:family="paragraph" style:parent-style-name="Standard">
      <style:paragraph-properties fo:padding="0.049cm" fo:border-left="none" fo:border-right="none" fo:border-top="none" fo:border-bottom="0.99pt solid #000000" style:shadow="none">
        <style:tab-stops>
          <style:tab-stop style:position="0.499cm"/>
          <style:tab-stop style:position="8.999cm"/>
        </style:tab-stops>
      </style:paragraph-properties>
      <style:text-properties style:font-name="Calibri1" fo:font-size="14pt" fo:font-weight="bold" officeooo:rsid="00155a58" officeooo:paragraph-rsid="00155a5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weight="bold" officeooo:rsid="00155a58" officeooo:paragraph-rsid="001f8ea3" style:font-weight-asian="bold" style:font-weight-complex="bold"/>
    </style:style>
    <style:style style:name="P17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weight="bold" officeooo:rsid="00155a58" officeooo:paragraph-rsid="0023d727" style:font-weight-asian="bold" style:font-weight-complex="bold"/>
    </style:style>
    <style:style style:name="P18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1e3549" style:font-weight-asian="bold" style:font-weight-complex="bold"/>
    </style:style>
    <style:style style:name="P19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1f8ea3" style:font-weight-asian="bold" style:font-weight-complex="bold"/>
    </style:style>
    <style:style style:name="P20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251f2e" style:font-weight-asian="bold" style:font-weight-complex="bold"/>
    </style:style>
    <style:style style:name="P21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weight="bold" officeooo:rsid="0003f317" officeooo:paragraph-rsid="001f8ea3" style:font-weight-asian="bold" style:font-weight-complex="bold"/>
    </style:style>
    <style:style style:name="P22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03f317" officeooo:paragraph-rsid="00155a58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1" fo:font-size="9pt" fo:font-style="italic" fo:font-weight="bold" officeooo:rsid="0003f317" officeooo:paragraph-rsid="00155a58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1" fo:font-size="9pt" fo:font-style="italic" fo:font-weight="bold" officeooo:rsid="0003f317" officeooo:paragraph-rsid="001bbeda" style:font-size-asian="9pt" style:font-style-asian="italic" style:font-weight-asian="bold" style:font-size-complex="9pt" style:font-style-complex="italic" style:font-weight-complex="bold"/>
    </style:style>
    <style:style style:name="P25" style:family="paragraph" style:parent-style-name="Standard">
      <style:paragraph-properties fo:margin-top="0.4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size="12pt" fo:font-style="normal" fo:font-weight="bold" officeooo:rsid="00155a58" officeooo:paragraph-rsid="00155a5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top="0.4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size="12pt" fo:font-style="normal" fo:font-weight="bold" officeooo:rsid="00155a58" officeooo:paragraph-rsid="001d7aee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margin-top="0.4cm" fo:margin-bottom="0.199cm" loext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size="12pt" fo:font-style="italic" fo:font-weight="bold" officeooo:rsid="0025fbbc" officeooo:paragraph-rsid="00251f2e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margin-top="0.4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weight="bold" officeooo:rsid="00155a58" officeooo:paragraph-rsid="001f8ea3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499cm"/>
          <style:tab-stop style:position="8.999cm"/>
        </style:tab-stops>
      </style:paragraph-properties>
      <style:text-properties style:font-name="Calibri1" fo:font-size="8pt" fo:font-style="normal" fo:font-weight="normal" officeooo:rsid="000bb96e" officeooo:paragraph-rsid="000bb96e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0.499cm"/>
          <style:tab-stop style:position="4.71cm"/>
          <style:tab-stop style:position="8.999cm"/>
          <style:tab-stop style:position="13.25cm"/>
        </style:tab-stops>
      </style:paragraph-properties>
      <style:text-properties style:font-name="Calibri1" fo:font-size="11pt" fo:font-style="normal" fo:font-weight="normal" officeooo:rsid="0006b159" officeooo:paragraph-rsid="001e3549" style:font-size-asian="11pt" style:font-style-asian="normal" style:font-weight-asian="normal" style:font-size-complex="11pt" style:font-style-complex="normal" style:font-weight-complex="normal"/>
    </style:style>
    <style:style style:name="P31" style:family="paragraph">
      <style:paragraph-properties fo:text-align="start"/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fo:background-color="transparent"/>
    </style:style>
    <style:style style:name="P32" style:family="paragraph">
      <style:paragraph-properties fo:text-align="start"/>
      <style:text-properties style:text-line-through-style="none" style:text-line-through-type="none" style:font-name="Calibri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0588e0"/>
    </style:style>
    <style:style style:name="T3" style:family="text">
      <style:text-properties officeooo:rsid="000be998"/>
    </style:style>
    <style:style style:name="T4" style:family="text">
      <style:text-properties officeooo:rsid="00144b66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officeooo:rsid="00155a58" style:font-size-asian="9pt" style:font-style-asian="italic" style:font-size-complex="9pt" style:font-style-complex="italic"/>
    </style:style>
    <style:style style:name="T7" style:family="text">
      <style:text-properties fo:font-size="9pt" fo:font-style="italic" officeooo:rsid="001d7aee" style:font-size-asian="9pt" style:font-style-asian="italic" style:font-size-complex="9pt" style:font-style-complex="italic"/>
    </style:style>
    <style:style style:name="T8" style:family="text">
      <style:text-properties fo:font-size="9pt" fo:font-style="italic" officeooo:rsid="001e3549" style:font-size-asian="9pt" style:font-style-asian="italic" style:font-size-complex="9pt" style:font-style-complex="italic"/>
    </style:style>
    <style:style style:name="T9" style:family="text">
      <style:text-properties fo:font-size="9pt" fo:font-style="italic" officeooo:rsid="0003f317" style:font-size-asian="9pt" style:font-style-asian="italic" style:font-size-complex="9pt" style:font-style-complex="italic"/>
    </style:style>
    <style:style style:name="T10" style:family="text">
      <style:text-properties officeooo:rsid="001d7aee"/>
    </style:style>
    <style:style style:name="T11" style:family="text">
      <style:text-properties officeooo:rsid="0023d727"/>
    </style:style>
    <style:style style:name="T12" style:family="text">
      <style:text-properties officeooo:rsid="0025fbbc"/>
    </style:style>
    <style:style style:name="T13" style:family="text">
      <style:text-properties officeooo:rsid="0025bbf0"/>
    </style:style>
    <style:style style:name="gr1" style:family="graphic">
      <style:graphic-properties draw:textarea-vertical-align="middle" fo:background-color="#cfe7f5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ackground-color="#cfe7f5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 zuletzt besuchte Schule" form:control-implementation="ooo:com.sun.star.form.component.TextField" xml:id="control1" form:id="control1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zuletzt besuchte Schule" form:control-implementation="ooo:com.sun.star.form.component.TextField" xml:id="control2" form:id="control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inschulungsjahr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vorzeitig" form:control-implementation="ooo:com.sun.star.form.component.CheckBox" xml:id="control4" form:id="control4" form:label="vorzeitig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normal" form:control-implementation="ooo:com.sun.star.form.component.CheckBox" xml:id="control5" form:id="control5" form:label="normal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zurückgestellt" form:control-implementation="ooo:com.sun.star.form.component.CheckBox" xml:id="control6" form:id="control6" form:label="zurückgestellt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Entlassjahrgang  zuletzt besuchte Schule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Verbleib in der Schuleingangsphase" form:control-implementation="ooo:com.sun.star.form.component.CheckBox" xml:id="control8" form:id="control8" form:label="Verbleib in der Schuleingangsphase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ersetzung" form:control-implementation="ooo:com.sun.star.form.component.CheckBox" xml:id="control9" form:id="control9" form:label="Versetzung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iederholung / Rücktritt" form:control-implementation="ooo:com.sun.star.form.component.CheckBox" xml:id="control10" form:id="control10" form:label="Wiederholung / Rücktritt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orversetzung" form:control-implementation="ooo:com.sun.star.form.component.CheckBox" xml:id="control11" form:id="control11" form:label="Vorversetzung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esuch eines Förderschulkindergartens" form:control-implementation="ooo:com.sun.star.form.component.CheckBox" xml:id="control12" form:id="control12" form:label="Besuch eines Förderschulkindergartens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chule 1" form:control-implementation="ooo:com.sun.star.form.component.TextField" xml:id="control13" form:id="control13" form:tab-index="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1" form:control-implementation="ooo:com.sun.star.form.component.TextField" xml:id="control14" form:id="control14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1" form:control-implementation="ooo:com.sun.star.form.component.TextField" xml:id="control15" form:id="control15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1" form:control-implementation="ooo:com.sun.star.form.component.TextField" xml:id="control16" form:id="control16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2" form:control-implementation="ooo:com.sun.star.form.component.TextField" xml:id="control17" form:id="control17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2" form:control-implementation="ooo:com.sun.star.form.component.TextField" xml:id="control18" form:id="control18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2" form:control-implementation="ooo:com.sun.star.form.component.TextField" xml:id="control19" form:id="control19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2" form:control-implementation="ooo:com.sun.star.form.component.TextField" xml:id="control20" form:id="control20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3" form:control-implementation="ooo:com.sun.star.form.component.TextField" xml:id="control21" form:id="control21" form:tab-index="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3" form:control-implementation="ooo:com.sun.star.form.component.TextField" xml:id="control22" form:id="control22" form:tab-index="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3" form:control-implementation="ooo:com.sun.star.form.component.TextField" xml:id="control23" form:id="control23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3" form:control-implementation="ooo:com.sun.star.form.component.TextField" xml:id="control24" form:id="control24" form:tab-index="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4" form:control-implementation="ooo:com.sun.star.form.component.TextField" xml:id="control25" form:id="control25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4" form:control-implementation="ooo:com.sun.star.form.component.TextField" xml:id="control26" form:id="control26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4" form:control-implementation="ooo:com.sun.star.form.component.TextField" xml:id="control27" form:id="control27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4" form:control-implementation="ooo:com.sun.star.form.component.TextField" xml:id="control28" form:id="control2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5" form:control-implementation="ooo:com.sun.star.form.component.TextField" xml:id="control29" form:id="control29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5" form:control-implementation="ooo:com.sun.star.form.component.TextField" xml:id="control30" form:id="control30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5" form:control-implementation="ooo:com.sun.star.form.component.TextField" xml:id="control31" form:id="control31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5" form:control-implementation="ooo:com.sun.star.form.component.TextField" xml:id="control32" form:id="control32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" form:control-implementation="ooo:com.sun.star.form.component.TextField" xml:id="control33" form:id="control3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orname" form:control-implementation="ooo:com.sun.star.form.component.TextField" xml:id="control34" form:id="control3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" form:control-implementation="ooo:com.sun.star.form.component.TextField" xml:id="control35" form:id="control35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ederholte Jahrgänge" form:control-implementation="ooo:com.sun.star.form.component.TextField" xml:id="control36" form:id="control36" form:tab-index="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ederholte Jahrgänge" form:control-implementation="ooo:com.sun.star.form.component.TextField" xml:id="control37" form:id="control37" form:tab-index="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llgemeine Vorbildungsdaten <text:span text:style-name="T10">bei Grundschulwechsel</text:span></text:p>
      <text:p text:style-name="P5"/>
      <text:p text:style-name="P21">Schüler<text:span text:style-name="T4">in / Schüler</text:span></text:p>
      <text:p text:style-name="P9"><text:tab/><text:span text:style-name="T11">Aufnahme in den Jahrgang</text:span></text:p>
      <text:p text:style-name="P17"><text:span text:style-name="T9"><text:tab/></text:span><text:span text:style-name="T9"><draw:control text:anchor-type="as-char" draw:z-index="34" draw:style-name="gr1" draw:text-style-name="P32" svg:width="8cm" svg:height="0.56cm" draw:control="control35"/></text:span></text:p>
      <text:p text:style-name="P8"><text:tab/>Name<text:tab/><text:span text:style-name="T2">Vorname</text:span></text:p>
      <text:p text:style-name="P16"><text:span text:style-name="T9"><text:tab/></text:span><text:span text:style-name="T9"><draw:control text:anchor-type="as-char" draw:z-index="32" draw:style-name="gr1" draw:text-style-name="P32" svg:width="8cm" svg:height="0.56cm" draw:control="control33"/></text:span><text:span text:style-name="T9"><text:tab/></text:span><text:span text:style-name="T9"><draw:control text:anchor-type="as-char" draw:z-index="33" draw:style-name="gr1" draw:text-style-name="P32" svg:width="8cm" svg:height="0.56cm" draw:control="control34"/></text:span></text:p>
      <text:p text:style-name="P28">Grundschulbesuch</text:p>
      <text:p text:style-name="P6"><text:tab/><text:span text:style-name="T2">Einschulungsjahr<text:tab/>Einschulungsart</text:span></text:p>
      <text:p text:style-name="P22"><text:tab/><draw:control text:anchor-type="as-char" draw:z-index="2" draw:style-name="gr1" draw:text-style-name="P31" svg:width="8cm" svg:height="0.56cm" draw:control="control3"/><text:tab/><text:span text:style-name="T2"><draw:control text:anchor-type="as-char" draw:z-index="3" draw:style-name="gr2" draw:text-style-name="P32" svg:width="2.087cm" svg:height="0.56cm" draw:control="control4"/></text:span><text:span text:style-name="T2"> <text:s text:c="6"/></text:span><text:span text:style-name="T2"><draw:control text:anchor-type="as-char" draw:z-index="4" draw:style-name="gr2" draw:text-style-name="P32" svg:width="1.938cm" svg:height="0.56cm" draw:control="control5"/></text:span><text:span text:style-name="T2"><text:s text:c="6"/></text:span><text:span text:style-name="T2"><draw:control text:anchor-type="as-char" draw:z-index="5" draw:style-name="gr2" draw:text-style-name="P32" svg:width="2.883cm" svg:height="0.56cm" draw:control="control6"/></text:span></text:p>
      <text:p text:style-name="P25">Zuletzt besuchte Schule</text:p>
      <text:p text:style-name="P12"><text:span text:style-name="T5"><text:tab/></text:span><text:span text:style-name="T6">Name der zuletzt besuchten Schule</text:span><text:span text:style-name="T5"><text:tab/></text:span><text:span text:style-name="T6">Entlassen am<text:tab/>Entlassjahrgang</text:span></text:p>
      <text:p text:style-name="P23"><text:tab/><draw:control text:anchor-type="as-char" draw:z-index="0" draw:style-name="gr1" draw:text-style-name="P31" svg:width="8cm" svg:height="0.56cm" draw:control="control1"/><text:tab/><draw:control text:anchor-type="as-char" draw:z-index="1" draw:style-name="gr1" draw:text-style-name="P31" svg:width="3.751cm" svg:height="0.56cm" draw:control="control2"/><text:tab/><draw:control text:anchor-type="as-char" draw:z-index="6" draw:style-name="gr1" draw:text-style-name="P31" svg:width="3.74cm" svg:height="0.56cm" draw:control="control7"/></text:p>
      <text:p text:style-name="P7"><text:tab/><text:span text:style-name="T10">letzte Versetzung</text:span></text:p>
      <text:p text:style-name="P24"><text:tab/><text:span text:style-name="T2"><draw:control text:anchor-type="as-char" draw:z-index="7" draw:style-name="gr2" draw:text-style-name="P32" svg:width="6.171cm" svg:height="0.56cm" draw:control="control8"/></text:span><text:span text:style-name="T2"> <text:s text:c="6"/></text:span><text:span text:style-name="T2"><draw:control text:anchor-type="as-char" draw:z-index="8" draw:style-name="gr2" draw:text-style-name="P32" svg:width="2.412cm" svg:height="0.56cm" draw:control="control9"/></text:span><text:span text:style-name="T2"><text:s text:c="6"/></text:span><text:span text:style-name="T2"><draw:control text:anchor-type="as-char" draw:z-index="9" draw:style-name="gr2" draw:text-style-name="P32" svg:width="4.797cm" svg:height="0.56cm" draw:control="control10"/></text:span></text:p>
      <text:p text:style-name="P24"><text:span text:style-name="T2"><text:tab/></text:span><text:span text:style-name="T2"><draw:control text:anchor-type="as-char" draw:z-index="10" draw:style-name="gr2" draw:text-style-name="P32" svg:width="2.883cm" svg:height="0.56cm" draw:control="control11"/></text:span><text:span text:style-name="T2"> <text:s text:c="6"/></text:span><text:span text:style-name="T2"><draw:control text:anchor-type="as-char" draw:z-index="11" draw:style-name="gr2" draw:text-style-name="P32" svg:width="6.906cm" svg:height="0.56cm" draw:control="control12"/></text:span></text:p>
      <text:p text:style-name="P26"><text:span text:style-name="T10">Sonstige bisher </text:span>besuchte Schule</text:p>
      <text:p text:style-name="P13"><text:span text:style-name="T5"><text:tab/></text:span><text:span text:style-name="T6"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18"><text:span text:style-name="T6"><text:tab/></text:span><text:span text:style-name="T5"><draw:control text:anchor-type="as-char" draw:z-index="12" draw:style-name="gr1" draw:text-style-name="P31" svg:width="8cm" svg:height="0.56cm" draw:control="control13"/></text:span><text:span text:style-name="T5"><text:tab/></text:span><text:span text:style-name="T5"><draw:control text:anchor-type="as-char" draw:z-index="13" draw:style-name="gr1" draw:text-style-name="P31" svg:width="2.331cm" svg:height="0.56cm" draw:control="control14"/></text:span><text:span text:style-name="T5"><text:tab/></text:span><text:span text:style-name="T5"><draw:control text:anchor-type="as-char" draw:z-index="14" draw:style-name="gr1" draw:text-style-name="P31" svg:width="2.331cm" svg:height="0.56cm" draw:control="control15"/></text:span><text:span text:style-name="T5"><text:tab/></text:span><text:span text:style-name="T5"><draw:control text:anchor-type="as-char" draw:z-index="15" draw:style-name="gr1" draw:text-style-name="P31" svg:width="2.331cm" svg:height="0.56cm" draw:control="control16"/></text:span></text:p>
      <text:p text:style-name="P13"><text:span text:style-name="T6"><text:tab/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18"><text:span text:style-name="T6"><text:tab/></text:span><text:span text:style-name="T5"><draw:control text:anchor-type="as-char" draw:z-index="16" draw:style-name="gr1" draw:text-style-name="P31" svg:width="8cm" svg:height="0.56cm" draw:control="control17"/></text:span><text:span text:style-name="T5"><text:tab/></text:span><text:span text:style-name="T5"><draw:control text:anchor-type="as-char" draw:z-index="17" draw:style-name="gr1" draw:text-style-name="P31" svg:width="2.331cm" svg:height="0.56cm" draw:control="control18"/></text:span><text:span text:style-name="T5"><text:tab/></text:span><text:span text:style-name="T5"><draw:control text:anchor-type="as-char" draw:z-index="18" draw:style-name="gr1" draw:text-style-name="P31" svg:width="2.331cm" svg:height="0.56cm" draw:control="control19"/></text:span><text:span text:style-name="T5"><text:tab/></text:span><text:span text:style-name="T5"><draw:control text:anchor-type="as-char" draw:z-index="19" draw:style-name="gr1" draw:text-style-name="P31" svg:width="2.331cm" svg:height="0.56cm" draw:control="control20"/></text:span></text:p>
      <text:p text:style-name="P13"><text:span text:style-name="T6"><text:tab/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18"><text:span text:style-name="T6"><text:tab/></text:span><text:span text:style-name="T5"><draw:control text:anchor-type="as-char" draw:z-index="20" draw:style-name="gr1" draw:text-style-name="P31" svg:width="8cm" svg:height="0.56cm" draw:control="control21"/></text:span><text:span text:style-name="T5"><text:tab/></text:span><text:span text:style-name="T5"><draw:control text:anchor-type="as-char" draw:z-index="21" draw:style-name="gr1" draw:text-style-name="P31" svg:width="2.331cm" svg:height="0.56cm" draw:control="control22"/></text:span><text:span text:style-name="T5"><text:tab/></text:span><text:span text:style-name="T5"><draw:control text:anchor-type="as-char" draw:z-index="22" draw:style-name="gr1" draw:text-style-name="P31" svg:width="2.331cm" svg:height="0.56cm" draw:control="control23"/></text:span><text:span text:style-name="T5"><text:tab/></text:span><text:span text:style-name="T5"><draw:control text:anchor-type="as-char" draw:z-index="23" draw:style-name="gr1" draw:text-style-name="P31" svg:width="2.331cm" svg:height="0.56cm" draw:control="control24"/></text:span></text:p>
      <text:p text:style-name="P13"><text:span text:style-name="T6"><text:tab/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18"><text:span text:style-name="T6"><text:tab/></text:span><text:span text:style-name="T5"><draw:control text:anchor-type="as-char" draw:z-index="24" draw:style-name="gr1" draw:text-style-name="P31" svg:width="8cm" svg:height="0.56cm" draw:control="control25"/></text:span><text:span text:style-name="T5"><text:tab/></text:span><text:span text:style-name="T5"><draw:control text:anchor-type="as-char" draw:z-index="25" draw:style-name="gr1" draw:text-style-name="P31" svg:width="2.331cm" svg:height="0.56cm" draw:control="control26"/></text:span><text:span text:style-name="T5"><text:tab/></text:span><text:span text:style-name="T5"><draw:control text:anchor-type="as-char" draw:z-index="26" draw:style-name="gr1" draw:text-style-name="P31" svg:width="2.331cm" svg:height="0.56cm" draw:control="control27"/></text:span><text:span text:style-name="T5"><text:tab/></text:span><draw:control text:anchor-type="as-char" draw:z-index="27" draw:style-name="gr1" draw:text-style-name="P31" svg:width="2.331cm" svg:height="0.56cm" draw:control="control28"/></text:p>
      <text:p text:style-name="P14"><text:span text:style-name="T6"><text:tab/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19"><text:span text:style-name="T6"><text:tab/></text:span><text:span text:style-name="T5"><draw:control text:anchor-type="as-char" draw:z-index="28" draw:style-name="gr1" draw:text-style-name="P31" svg:width="8cm" svg:height="0.56cm" draw:control="control29"/></text:span><text:span text:style-name="T5"><text:tab/></text:span><text:span text:style-name="T5"><draw:control text:anchor-type="as-char" draw:z-index="29" draw:style-name="gr1" draw:text-style-name="P31" svg:width="2.331cm" svg:height="0.56cm" draw:control="control30"/></text:span><text:span text:style-name="T5"><text:tab/></text:span><text:span text:style-name="T5"><draw:control text:anchor-type="as-char" draw:z-index="30" draw:style-name="gr1" draw:text-style-name="P31" svg:width="2.331cm" svg:height="0.56cm" draw:control="control31"/></text:span><text:span text:style-name="T5"><text:tab/></text:span><draw:control text:anchor-type="as-char" draw:z-index="31" draw:style-name="gr1" draw:text-style-name="P31" svg:width="2.331cm" svg:height="0.56cm" draw:control="control32"/></text:p>
      <text:p text:style-name="P27">Laufbahnangaben</text:p>
      <text:p text:style-name="P10"><text:tab/>Wiederholte Jahrgänge<text:tab/><text:span text:style-name="T12">Übersprungene</text:span> Jahrgänge</text:p>
      <text:p text:style-name="P20"><text:span text:style-name="T5"><text:tab/></text:span><text:span text:style-name="T5"><draw:control text:anchor-type="as-char" draw:z-index="35" draw:style-name="gr1" draw:text-style-name="P31" svg:width="8cm" svg:height="0.56cm" draw:control="control36"/></text:span><text:span text:style-name="T5"><text:tab/></text:span><text:span text:style-name="T5"><draw:control text:anchor-type="as-char" draw:z-index="36" draw:style-name="gr1" draw:text-style-name="P31" svg:width="8cm" svg:height="0.56cm" draw:control="control37"/></text:span></text:p>
      <text:p text:style-name="P11"><text:tab/></text:p>
      <text:p text:style-name="P30"/>
      <text:p text:style-name="P4">Hiermit bestätige ich die Richtigkeit meiner Angaben. </text:p>
      <text:p text:style-name="P1"/>
      <text:p text:style-name="P1">____________________________<text:line-break/><text:span text:style-name="T13">Ort, Datum</text:span></text:p>
      <text:p text:style-name="P1"/>
      <text:p text:style-name="P1">________________________________________________________________________________</text:p>
      <text:p text:style-name="P3">Unterschrift des/der Erziehungsberechtigten</text:p>
      <text:p text:style-name="P2"/>
      <text:p text:style-name="P2"/>
      <text:p text:style-name="P2">(Für die Anmeldung genügt die Unterschrift eines <text:span text:style-name="T3">Elternteils</text:span>. Nach § 1686 BGB ist dieser <text:span text:style-name="T3">Elternteil</text:span> verpflichtet, das andere sorgeberechtigte Elternteil über die Anmeldung und schulische Belange zu informieren und erforderliche Einverständnisse einzuholen. <text:span text:style-name="T3">Dies gilt insbesondere, wenn beide Elternteile getrennt leben oder geschieden sind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07cm" fo:margin-bottom="1.0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9:48:29.078000000</meta:creation-date>
    <dc:date>2018-10-19T16:50:25.307000000</dc:date>
    <meta:editing-duration>PT7H3M20S</meta:editing-duration>
    <meta:editing-cycles>20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35" meta:word-count="140" meta:character-count="1329" meta:non-whitespace-character-count="1128"/>
  </office:meta>
</office:document-meta>
</file>